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00000057B8A078315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04cm, 1.123cm, 7.342cm, 1.3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6.815cm" svg:height="13.816cm" svg:x="2.176cm" svg:y="7.879cm">
          <draw:image xlink:href="Pictures/10000000000003E00000057B8A07831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3-31T14:52:53.647828000</dc:date>
    <meta:editing-duration>PT25S</meta:editing-duration>
    <meta:editing-cycles>1</meta:editing-cycles>
    <meta:document-statistic meta:object-count="1"/>
    <meta:generator>LibreOffice/25.8.5.2$Windows_X86_64 LibreOffice_project/9c8b85f387cc00a89945a79c9e6239f32e450ac2</meta:generator>
  </office:meta>
</office:document-meta>
</file>